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2cm"/>
    </style:style>
    <style:style style:name="gr3" style:family="graphic" style:parent-style-name="standard">
      <style:graphic-properties svg:stroke-width="0.05cm" svg:stroke-color="#000000" draw:marker-start-width="0.36cm" draw:marker-end-width="0.36cm" draw:fill-color="#00ff00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42cm"/>
    </style:style>
    <style:style style:name="gr5" style:family="graphic" style:parent-style-name="standard">
      <style:graphic-properties draw:fill-color="#000000" draw:textarea-vertical-align="middle"/>
    </style:style>
    <style:style style:name="gr6" style:family="graphic" style:parent-style-name="standard">
      <style:graphic-properties svg:stroke-color="#000080" draw:fill="none" draw:fill-color="#ffff00" draw:textarea-vertical-align="middle"/>
    </style:style>
    <style:style style:name="gr7" style:family="graphic" style:parent-style-name="objectwithoutfill">
      <style:graphic-properties draw:stroke="dash" draw:stroke-dash="Ultrafine_20_Dashed" svg:stroke-width="0.03cm" svg:stroke-color="#0000ff" draw:marker-start-width="0.295cm" draw:marker-end-width="0.29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dash" draw:stroke-dash="Ultrafine_20_Dashed" svg:stroke-width="0.03cm" svg:stroke-color="#ff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09cm"/>
    </style:style>
    <style:style style:name="gr13" style:family="graphic" style:parent-style-name="standard">
      <style:graphic-properties svg:stroke-width="0.03cm" svg:stroke-color="#000000" draw:marker-start-width="0.295cm" draw:marker-end-width="0.295cm" draw:fill-color="#00ff00" draw:textarea-vertical-align="middle" draw:auto-grow-height="false" fo:min-height="0.749cm" fo:min-width="0.499cm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61cm"/>
    </style:style>
    <style:style style:name="gr15" style:family="graphic" style:parent-style-name="standard">
      <style:graphic-properties draw:fill-color="#ff0000" draw:textarea-vertical-align="middle"/>
    </style:style>
    <style:style style:name="gr16" style:family="graphic" style:parent-style-name="standard">
      <style:graphic-properties svg:stroke-width="0.03cm" svg:stroke-color="#808080" draw:marker-start-width="0.295cm" draw:marker-end-width="0.295cm" draw:fill-color="#00ff00" draw:opacity="50%" draw:textarea-vertical-align="middle" draw:auto-grow-height="false" fo:min-height="0.749cm" fo:min-width="0.499cm" fo:padding-top="0.14cm" fo:padding-bottom="0.14cm" fo:padding-left="0.265cm" fo:padding-right="0.265cm" draw:shadow-opacity="50%"/>
    </style:style>
    <style:style style:name="gr17" style:family="graphic" style:parent-style-name="standard">
      <style:graphic-properties draw:fill-color="#808080" draw:textarea-vertical-align="middle"/>
    </style:style>
    <style:style style:name="gr18" style:family="graphic" style:parent-style-name="standard">
      <style:graphic-properties svg:stroke-width="0.03cm" svg:stroke-color="#808080" draw:marker-start-width="0.295cm" draw:marker-end-width="0.295cm" draw:fill-color="#ccffff" draw:opacity="25%" draw:textarea-vertical-align="middle" draw:auto-grow-height="false" fo:min-height="0.749cm" fo:min-width="0.499cm" fo:padding-top="0.14cm" fo:padding-bottom="0.14cm" fo:padding-left="0.265cm" fo:padding-right="0.265cm" draw:shadow-opacity="25%"/>
    </style:style>
    <style:style style:name="gr19" style:family="graphic" style:parent-style-name="standard">
      <style:graphic-properties svg:stroke-width="0.03cm" svg:stroke-color="#008000" draw:marker-start-width="0.295cm" draw:marker-end-width="0.295cm" draw:fill-color="#ccffff" draw:opacity="50%" draw:textarea-vertical-align="middle" draw:auto-grow-height="false" fo:min-height="0.749cm" fo:min-width="0.499cm" fo:padding-top="0.14cm" fo:padding-bottom="0.14cm" fo:padding-left="0.265cm" fo:padding-right="0.265cm" draw:shadow-opacity="50%"/>
    </style:style>
    <style:style style:name="gr20" style:family="graphic" style:parent-style-name="standard">
      <style:graphic-properties draw:fill-color="#008000" draw:textarea-vertical-align="middle"/>
    </style:style>
    <style:style style:name="gr21" style:family="graphic" style:parent-style-name="objectwithoutfill">
      <style:graphic-properties svg:stroke-width="0.1cm" draw:marker-start-width="0.515cm" draw:marker-end-width="0.51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008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03cm" svg:stroke-color="#000000" draw:marker-start-width="0.295cm" draw:marker-end-width="0.295cm" draw:fill-color="#00ff00" draw:opacity="10%" draw:textarea-vertical-align="middle" draw:auto-grow-height="false" fo:min-height="0.749cm" fo:min-width="0.499cm" fo:padding-top="0.14cm" fo:padding-bottom="0.14cm" fo:padding-left="0.265cm" fo:padding-right="0.265cm" draw:shadow-opacity="10%"/>
    </style:style>
    <style:style style:name="gr24" style:family="graphic" style:parent-style-name="standard">
      <style:graphic-properties svg:stroke-width="0.03cm" svg:stroke-color="#000000" draw:marker-start-width="0.295cm" draw:marker-end-width="0.295cm" draw:fill-color="#00ff00" draw:opacity="50%" draw:textarea-vertical-align="middle" draw:auto-grow-height="false" fo:min-height="0.749cm" fo:min-width="0.499cm" fo:padding-top="0.14cm" fo:padding-bottom="0.14cm" fo:padding-left="0.265cm" fo:padding-right="0.265cm" draw:shadow-opacity="50%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00ff00" draw:opacity="40%" draw:textarea-vertical-align="middle" draw:auto-grow-height="false" fo:min-height="0.749cm" fo:min-width="0.499cm" fo:padding-top="0.14cm" fo:padding-bottom="0.14cm" fo:padding-left="0.265cm" fo:padding-right="0.265cm" draw:shadow-opacity="40%"/>
    </style:style>
    <style:style style:name="gr26" style:family="graphic" style:parent-style-name="standard">
      <style:graphic-properties draw:fill-color="#0000ff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65cm"/>
    </style:style>
    <style:style style:name="gr28" style:family="graphic" style:parent-style-name="standard" style:list-style-name="L1">
      <style:graphic-properties draw:stroke="solid" svg:stroke-width="0.05cm" svg:stroke-color="#808000" draw:marker-start="" draw:marker-start-width="0.36cm" draw:marker-start-center="false" draw:marker-end="" draw:marker-end-width="0.36cm" draw:marker-end-center="false" draw:fill="solid" draw:fill-color="#00ffff" draw:textarea-horizontal-align="justify" draw:textarea-vertical-align="middle" draw:auto-grow-height="false" fo:min-height="0.749cm" fo:min-width="0.499cm" fo:padding-top="0.15cm" fo:padding-bottom="0.15cm" fo:padding-left="0.275cm" fo:padding-right="0.27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5cm" svg:stroke-color="#808000" draw:marker-start="" draw:marker-start-width="0.36cm" draw:marker-start-center="false" draw:marker-end="" draw:marker-end-width="0.36cm" draw:marker-end-center="false" draw:fill="solid" draw:fill-color="#00ffff" draw:opacity="30%" draw:textarea-horizontal-align="justify" draw:textarea-vertical-align="middle" draw:auto-grow-height="false" fo:min-height="0.749cm" fo:min-width="0.499cm" fo:padding-top="0.15cm" fo:padding-bottom="0.15cm" fo:padding-left="0.275cm" fo:padding-right="0.275cm" draw:shadow="hidden" draw:shadow-offset-x="0.2cm" draw:shadow-offset-y="0.2cm" draw:shadow-color="#808080" draw:shadow-opacity="30%"/>
    </style:style>
    <style:style style:name="gr30" style:family="graphic" style:parent-style-name="standard" style:list-style-name="L1">
      <style:graphic-properties draw:stroke="solid" svg:stroke-width="0.05cm" svg:stroke-color="#808080" draw:marker-start="" draw:marker-start-width="0.36cm" draw:marker-start-center="false" draw:marker-end="" draw:marker-end-width="0.36cm" draw:marker-end-center="false" draw:fill="solid" draw:fill-color="#00ffff" draw:opacity="30%" draw:textarea-horizontal-align="justify" draw:textarea-vertical-align="middle" draw:auto-grow-height="false" fo:min-height="0.749cm" fo:min-width="0.499cm" fo:padding-top="0.15cm" fo:padding-bottom="0.15cm" fo:padding-left="0.275cm" fo:padding-right="0.275cm" draw:shadow="hidden" draw:shadow-offset-x="0.2cm" draw:shadow-offset-y="0.2cm" draw:shadow-color="#808080" draw:shadow-opacity="30%"/>
    </style:style>
    <style:style style:name="gr31" style:family="graphic" style:parent-style-name="standard" style:list-style-name="L1">
      <style:graphic-properties draw:stroke="solid" svg:stroke-width="0.05cm" svg:stroke-color="#808080" draw:marker-start="" draw:marker-start-width="0.36cm" draw:marker-start-center="false" draw:marker-end="" draw:marker-end-width="0.36cm" draw:marker-end-center="false" draw:fill="solid" draw:fill-color="#00ffff" draw:textarea-horizontal-align="justify" draw:textarea-vertical-align="middle" draw:auto-grow-height="false" fo:min-height="0.749cm" fo:min-width="0.499cm" fo:padding-top="0.15cm" fo:padding-bottom="0.15cm" fo:padding-left="0.275cm" fo:padding-right="0.275cm" draw:shadow="hidden" draw:shadow-offset-x="0.2cm" draw:shadow-offset-y="0.2cm" draw:shadow-color="#808080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3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000080" fo:font-size="24pt" fo:font-style="italic" style:font-size-asian="24pt" style:font-style-asian="italic" style:font-size-complex="24pt" style:font-style-complex="italic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ff0000" fo:font-size="24pt" style:font-size-asian="24pt" style:font-size-complex="24pt"/>
    </style:style>
    <style:style style:name="P6" style:family="paragraph">
      <style:text-properties fo:color="#0000ff" fo:font-size="24pt" style:font-size-asian="24pt" style:font-size-complex="24pt"/>
    </style:style>
    <style:style style:name="P7" style:family="paragraph">
      <style:text-properties fo:color="#008000"/>
    </style:style>
    <style:style style:name="P8" style:family="paragraph">
      <style:text-properties fo:color="#008000"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color="#000080" fo:font-size="48pt" fo:font-style="italic" style:font-size-asian="48pt" style:font-style-asian="italic" style:font-size-complex="48pt" style:font-style-complex="italic"/>
    </style:style>
    <style:style style:name="P12" style:family="paragraph">
      <style:text-properties fo:font-size="32pt" fo:font-style="italic" style:font-size-asian="48pt" style:font-style-asian="italic" style:font-size-complex="48pt" style:font-style-complex="italic"/>
    </style:style>
    <style:style style:name="P13" style:family="paragraph">
      <style:text-properties fo:color="#000080" fo:font-size="32pt" fo:font-style="italic" style:font-size-asian="48pt" style:font-style-asian="italic" style:font-size-complex="48pt" style:font-style-complex="italic"/>
    </style:style>
    <style:style style:name="T1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0000ff" fo:font-size="24pt" style:font-size-asian="24pt" style:font-size-complex="24pt"/>
    </style:style>
    <style:style style:name="T5" style:family="text">
      <style:text-properties fo:color="#008000" fo:font-size="24pt" style:font-size-asian="24pt" style:font-size-complex="24pt"/>
    </style:style>
    <style:style style:name="T6" style:family="text">
      <style:text-properties fo:color="#000080" fo:font-size="48pt" fo:font-style="italic" style:font-size-asian="48pt" style:font-style-asian="italic" style:font-size-complex="48pt" style:font-style-complex="italic"/>
    </style:style>
    <style:style style:name="T7" style:family="text">
      <style:text-properties fo:color="#000080" fo:font-size="32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cm" svg:y1="3cm" svg:x2="10cm" svg:y2="13cm">
          <text:p/>
        </draw:line>
        <draw:line draw:style-name="gr1" draw:text-style-name="P1" draw:layer="layout" svg:x1="4.7cm" svg:y1="8cm" svg:x2="15.3cm" svg:y2="8cm">
          <text:p/>
        </draw:line>
        <draw:frame draw:style-name="gr2" draw:text-style-name="P3" draw:layer="layout" svg:width="2.382cm" svg:height="1.195cm" svg:x="8.78cm" svg:y="1.932cm">
          <draw:text-box>
            <text:p text:style-name="P2"><text:span text:style-name="T1">Axes</text:span></text:p>
          </draw:text-box>
        </draw:frame>
        <draw:custom-shape draw:style-name="gr3" draw:text-style-name="P1" draw:layer="layout" svg:width="8cm" svg:height="8cm" draw:transform="rotate (1.5707963267946) translate (6cm 12cm)">
          <text:p/>
          <draw:enhanced-geometry draw:mirror-vertical="true" draw:mirror-horizontal="tru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4" draw:text-style-name="P4" draw:layer="layout" svg:width="1.442cm" svg:height="1.195cm" svg:x="13.901cm" svg:y="6.201cm">
          <draw:text-box>
            <text:p><text:span text:style-name="T2">h1</text:span></text:p>
          </draw:text-box>
        </draw:frame>
        <draw:polygon draw:style-name="gr5" draw:text-style-name="P1" draw:layer="layout" svg:width="0.45cm" svg:height="0.699cm" svg:x="13.514cm" svg:y="6.08cm" svg:viewBox="0 0 451 700" draw:points="0,0 100,700 451,582">
          <text:p/>
        </draw:polygon>
        <draw:rect draw:style-name="gr6" draw:text-style-name="P1" draw:layer="layout" svg:width="10cm" svg:height="10cm" svg:x="5cm" svg:y="15.001cm">
          <text:p/>
        </draw:rect>
        <draw:line draw:style-name="gr1" draw:text-style-name="P1" draw:layer="layout" svg:x1="5cm" svg:y1="15.001cm" svg:x2="15cm" svg:y2="25.001cm">
          <text:p/>
        </draw:line>
        <draw:line draw:style-name="gr1" draw:text-style-name="P1" draw:layer="layout" svg:x1="15cm" svg:y1="15.001cm" svg:x2="5cm" svg:y2="25.001cm">
          <text:p/>
        </draw:line>
        <draw:line draw:style-name="gr7" draw:text-style-name="P1" draw:layer="layout" svg:x1="10cm" svg:y1="16.2cm" svg:x2="10cm" svg:y2="24.1cm">
          <text:p/>
        </draw:line>
        <draw:line draw:style-name="gr8" draw:text-style-name="P1" draw:layer="layout" svg:x1="5cm" svg:y1="20.001cm" svg:x2="15cm" svg:y2="20.001cm">
          <text:p/>
        </draw:line>
        <draw:frame draw:style-name="gr9" draw:text-style-name="P5" draw:layer="layout" svg:width="0.921cm" svg:height="1.195cm" svg:x="14.079cm" svg:y="19cm">
          <draw:text-box>
            <text:p><text:span text:style-name="T3">x</text:span></text:p>
          </draw:text-box>
        </draw:frame>
        <draw:frame draw:style-name="gr10" draw:text-style-name="P6" draw:layer="layout" svg:width="0.925cm" svg:height="1.195cm" svg:x="9.6cm" svg:y="15.001cm">
          <draw:text-box>
            <text:p><text:span text:style-name="T4">y</text:span></text:p>
          </draw:text-box>
        </draw:frame>
        <draw:frame draw:style-name="gr11" draw:text-style-name="P5" draw:layer="layout" svg:width="1.256cm" svg:height="1.195cm" svg:x="5cm" svg:y="19.005cm">
          <draw:text-box>
            <text:p><text:span text:style-name="T3">-x</text:span></text:p>
          </draw:text-box>
        </draw:frame>
        <draw:frame draw:style-name="gr12" draw:text-style-name="P6" draw:layer="layout" svg:width="1.209cm" svg:height="1.195cm" svg:x="9.391cm" svg:y="23.805cm">
          <draw:text-box>
            <text:p><text:span text:style-name="T4">-y</text:span></text:p>
          </draw:text-box>
        </draw:frame>
        <draw:custom-shape draw:style-name="gr13" draw:text-style-name="P1" draw:layer="layout" svg:width="8cm" svg:height="8cm" draw:transform="rotate (-2.35619449019309) translate (15.658cm 19.999cm)">
          <text:p/>
          <draw:enhanced-geometry draw:mirror-vertical="true" draw:mirror-horizontal="fals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4" draw:text-style-name="P4" draw:layer="layout" svg:width="1.861cm" svg:height="1.195cm" svg:x="13.145cm" svg:y="16.916cm">
          <draw:text-box>
            <text:p><text:span text:style-name="T2">d1</text:span><text:span text:style-name="T3">x</text:span></text:p>
          </draw:text-box>
        </draw:frame>
        <draw:polygon draw:style-name="gr15" draw:text-style-name="P1" draw:layer="layout" svg:width="0.491cm" svg:height="0.792cm" svg:x="13.342cm" svg:y="18.061cm" svg:viewBox="0 0 492 793" draw:points="492,793 372,0 0,151">
          <text:p/>
        </draw:polygon>
        <draw:custom-shape draw:style-name="gr16" draw:text-style-name="P1" draw:layer="layout" svg:width="8cm" svg:height="8cm" draw:transform="rotate (1.5707963267946) translate (6cm 12cm)">
          <text:p/>
          <draw:enhanced-geometry draw:mirror-vertical="true" draw:mirror-horizontal="fals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17" draw:text-style-name="P1" draw:layer="layout" svg:width="0.499cm" svg:height="0.699cm" svg:x="6cm" svg:y="6.1cm" svg:viewBox="0 0 500 700" draw:points="500,0 400,700 0,600">
          <text:p/>
        </draw:polygon>
        <draw:frame draw:style-name="gr4" draw:text-style-name="P8" draw:layer="layout" svg:width="1.442cm" svg:height="1.195cm" svg:x="4.658cm" svg:y="6.205cm">
          <draw:text-box>
            <text:p text:style-name="P7"><text:span text:style-name="T5">h2</text:span></text:p>
          </draw:text-box>
        </draw:frame>
        <draw:custom-shape draw:style-name="gr18" draw:text-style-name="P1" draw:layer="layout" svg:width="8cm" svg:height="8cm" draw:transform="rotate (1.5707963267946) translate (6.008cm 12.001cm)">
          <text:p/>
          <draw:enhanced-geometry draw:mirror-vertical="false" draw:mirror-horizontal="tru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" draw:layer="layout" svg:width="8cm" svg:height="8cm" draw:transform="rotate (1.5707963267946) translate (6.001cm 12.001cm)">
          <text:p/>
          <draw:enhanced-geometry draw:mirror-vertical="false" draw:mirror-horizontal="fals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20" draw:text-style-name="P1" draw:layer="layout" svg:width="0.499cm" svg:height="0.699cm" svg:x="6cm" svg:y="9.2cm" svg:viewBox="0 0 500 700" draw:points="500,700 400,0 0,100">
          <text:p/>
        </draw:polygon>
        <draw:polygon draw:style-name="gr17" draw:text-style-name="P1" draw:layer="layout" svg:width="0.499cm" svg:height="0.699cm" svg:x="13.5cm" svg:y="9.2cm" svg:viewBox="0 0 500 700" draw:points="0,700 100,0 500,100">
          <text:p/>
        </draw:polygon>
        <draw:frame draw:style-name="gr4" draw:text-style-name="P8" draw:layer="layout" svg:width="1.442cm" svg:height="1.195cm" svg:x="13.901cm" svg:y="8.602cm">
          <draw:text-box>
            <text:p text:style-name="P7"><text:span text:style-name="T5">h4</text:span></text:p>
          </draw:text-box>
        </draw:frame>
        <draw:frame draw:style-name="gr4" draw:text-style-name="P8" draw:layer="layout" svg:width="1.442cm" svg:height="1.195cm" svg:x="4.602cm" svg:y="8.603cm">
          <draw:text-box>
            <text:p text:style-name="P7"><text:span text:style-name="T5">h3</text:span></text:p>
          </draw:text-box>
        </draw:frame>
        <draw:line draw:style-name="gr21" draw:text-style-name="P1" draw:layer="layout" svg:x1="14cm" svg:y1="8cm" svg:x2="10cm" svg:y2="8cm">
          <text:p/>
        </draw:line>
        <draw:line draw:style-name="gr22" draw:text-style-name="P1" draw:layer="layout" svg:x1="10cm" svg:y1="8cm" svg:x2="6cm" svg:y2="8cm">
          <text:p/>
        </draw:line>
        <draw:custom-shape draw:style-name="gr23" draw:text-style-name="P1" draw:layer="layout" svg:width="8cm" svg:height="8cm" draw:transform="rotate (-2.35619449019309) translate (15.658cm 19.999cm)">
          <text:p/>
          <draw:enhanced-geometry draw:mirror-vertical="false" draw:mirror-horizontal="tru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" draw:layer="layout" svg:width="8cm" svg:height="8cm" draw:transform="rotate (-2.35619449019309) translate (15.658cm 19.999cm)">
          <text:p/>
          <draw:enhanced-geometry draw:mirror-vertical="true" draw:mirror-horizontal="tru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" draw:layer="layout" svg:width="8cm" svg:height="8cm" draw:transform="rotate (-2.35619449019309) translate (15.658cm 19.999cm)">
          <text:p/>
          <draw:enhanced-geometry draw:mirror-vertical="false" draw:mirror-horizontal="fals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4" draw:text-style-name="P1" draw:layer="layout" svg:width="8cm" svg:height="8cm" draw:transform="rotate (-2.86233997327135) translate (14.948cm 22.738cm)">
          <text:p/>
          <draw:enhanced-geometry draw:mirror-vertical="true" draw:mirror-horizontal="fals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4" draw:text-style-name="P1" draw:layer="layout" svg:width="8cm" svg:height="8cm" draw:transform="rotate (-2.86233997327135) translate (14.949cm 22.741cm)">
          <text:p/>
          <draw:enhanced-geometry draw:mirror-vertical="false" draw:mirror-horizontal="fals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5" draw:text-style-name="P1" draw:layer="layout" svg:width="8cm" svg:height="8cm" draw:transform="rotate (-2.86233997327135) translate (14.945cm 22.742cm)">
          <text:p/>
          <draw:enhanced-geometry draw:mirror-vertical="false" draw:mirror-horizontal="tru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5" draw:text-style-name="P1" draw:layer="layout" svg:width="8cm" svg:height="8cm" draw:transform="rotate (-2.86233997327135) translate (14.945cm 22.739cm)">
          <text:p/>
          <draw:enhanced-geometry draw:mirror-vertical="true" draw:mirror-horizontal="true" draw:glue-point-type="segments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26" draw:text-style-name="P1" draw:layer="layout" svg:width="0.792cm" svg:height="0.491cm" svg:x="11.128cm" svg:y="16.15cm" svg:viewBox="0 0 793 492" draw:points="0,0 793,120 642,492">
          <text:p/>
        </draw:polygon>
        <draw:polygon draw:style-name="gr5" draw:text-style-name="P1" draw:layer="layout" svg:width="0.491cm" svg:height="0.792cm" svg:x="13.335cm" svg:y="21.14cm" svg:viewBox="0 0 492 793" draw:points="492,0 372,793 0,642">
          <text:p/>
        </draw:polygon>
        <draw:polygon draw:style-name="gr5" draw:text-style-name="P1" draw:layer="layout" svg:width="0.491cm" svg:height="0.792cm" svg:x="6.163cm" svg:y="21.12cm" svg:viewBox="0 0 492 793" draw:points="0,0 120,793 492,642">
          <text:p/>
        </draw:polygon>
        <draw:polygon draw:style-name="gr5" draw:text-style-name="P1" draw:layer="layout" svg:width="0.491cm" svg:height="0.792cm" svg:x="6.163cm" svg:y="18.083cm" svg:viewBox="0 0 492 793" draw:points="0,793 120,0 492,151">
          <text:p/>
        </draw:polygon>
        <draw:polygon draw:style-name="gr5" draw:text-style-name="P1" draw:layer="layout" svg:width="0.792cm" svg:height="0.491cm" svg:x="11.129cm" svg:y="23.35cm" svg:viewBox="0 0 793 492" draw:points="0,492 793,372 642,0">
          <text:p/>
        </draw:polygon>
        <draw:polygon draw:style-name="gr5" draw:text-style-name="P1" draw:layer="layout" svg:width="0.792cm" svg:height="0.491cm" svg:x="8.129cm" svg:y="23.35cm" svg:viewBox="0 0 793 492" draw:points="793,492 0,372 151,0">
          <text:p/>
        </draw:polygon>
        <draw:polygon draw:style-name="gr5" draw:text-style-name="P1" draw:layer="layout" svg:width="0.792cm" svg:height="0.491cm" svg:x="8.095cm" svg:y="16.15cm" svg:viewBox="0 0 793 492" draw:points="793,0 0,120 151,492">
          <text:p/>
        </draw:polygon>
        <draw:line draw:style-name="gr21" draw:text-style-name="P1" draw:layer="layout" svg:x1="9.98cm" svg:y1="19.99cm" svg:x2="12.82cm" svg:y2="17.15cm">
          <text:p/>
        </draw:line>
        <draw:frame draw:style-name="gr27" draw:text-style-name="P4" draw:layer="layout" svg:width="1.865cm" svg:height="1.195cm" svg:x="11.446cm" svg:y="15.217cm">
          <draw:text-box>
            <text:p><text:span text:style-name="T2">d1</text:span><text:span text:style-name="T4">y</text:span></text:p>
          </draw:text-box>
        </draw:frame>
        <draw:frame draw:style-name="gr27" draw:text-style-name="P4" draw:layer="layout" svg:width="1.865cm" svg:height="1.195cm" svg:x="6.647cm" svg:y="15.318cm">
          <draw:text-box>
            <text:p><text:span text:style-name="T2">d2</text:span><text:span text:style-name="T4">y</text:span></text:p>
          </draw:text-box>
        </draw:frame>
        <draw:frame draw:style-name="gr14" draw:text-style-name="P4" draw:layer="layout" svg:width="1.861cm" svg:height="1.195cm" svg:x="5cm" svg:y="16.917cm">
          <draw:text-box>
            <text:p><text:span text:style-name="T2">d2</text:span><text:span text:style-name="T3">x</text:span></text:p>
          </draw:text-box>
        </draw:frame>
        <draw:frame draw:style-name="gr14" draw:text-style-name="P4" draw:layer="layout" svg:width="1.861cm" svg:height="1.195cm" svg:x="13.146cm" svg:y="21.817cm">
          <draw:text-box>
            <text:p><text:span text:style-name="T2">d4</text:span><text:span text:style-name="T3">x</text:span></text:p>
          </draw:text-box>
        </draw:frame>
        <draw:frame draw:style-name="gr27" draw:text-style-name="P4" draw:layer="layout" svg:width="1.865cm" svg:height="1.195cm" svg:x="11.447cm" svg:y="23.518cm">
          <draw:text-box>
            <text:p><text:span text:style-name="T2">d4</text:span><text:span text:style-name="T4">y</text:span></text:p>
          </draw:text-box>
        </draw:frame>
        <draw:frame draw:style-name="gr27" draw:text-style-name="P4" draw:layer="layout" svg:width="1.865cm" svg:height="1.195cm" svg:x="6.9cm" svg:y="23.505cm">
          <draw:text-box>
            <text:p><text:span text:style-name="T2">d3</text:span><text:span text:style-name="T4">y</text:span></text:p>
          </draw:text-box>
        </draw:frame>
        <draw:frame draw:style-name="gr14" draw:text-style-name="P4" draw:layer="layout" svg:width="1.861cm" svg:height="1.195cm" svg:x="5cm" svg:y="21.805cm">
          <draw:text-box>
            <text:p><text:span text:style-name="T2">d3</text:span><text:span text:style-name="T3">x</text:span></text:p>
          </draw:text-box>
        </draw:frame>
        <draw:custom-shape draw:style-name="gr28" draw:text-style-name="P9" draw:layer="layout" svg:width="8cm" svg:height="8cm" draw:transform="rotate (2.65290046303088) translate (11.644cm 13.401cm)">
          <text:p/>
          <draw:enhanced-geometry draw:mirror-vertical="true" draw:mirror-horizontal="true" draw:glue-point-type="segments" draw:type="mso-spt100" draw:modifiers="-88.5695205189879 -117.97887823021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9" draw:text-style-name="P9" draw:layer="layout" svg:width="8cm" svg:height="8cm" draw:transform="rotate (2.65290046303088) translate (11.644cm 13.402cm)">
          <text:p/>
          <draw:enhanced-geometry draw:mirror-vertical="true" draw:mirror-horizontal="false" draw:glue-point-type="segments" draw:type="mso-spt100" draw:modifiers="-88.5695205189879 -117.97887823021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5" draw:text-style-name="P1" draw:layer="layout" svg:width="0.735cm" svg:height="0.458cm" svg:x="11.231cm" svg:y="4.05cm" svg:viewBox="0 0 736 459" draw:points="736,459 135,0 0,310">
          <text:p/>
        </draw:polygon>
        <draw:polygon draw:style-name="gr5" draw:text-style-name="P1" draw:layer="layout" svg:width="0.735cm" svg:height="0.458cm" svg:x="8.031cm" svg:y="4.051cm" svg:viewBox="0 0 736 459" draw:points="0,459 601,0 736,310">
          <text:p/>
        </draw:polygon>
        <draw:custom-shape draw:style-name="gr30" draw:text-style-name="P9" draw:layer="layout" svg:width="8cm" svg:height="8cm" draw:transform="rotate (2.65290046303088) translate (11.645cm 13.402cm)">
          <text:p/>
          <draw:enhanced-geometry draw:mirror-vertical="false" draw:mirror-horizontal="false" draw:glue-point-type="segments" draw:type="mso-spt100" draw:modifiers="-88.5695205189879 -117.97887823021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9" draw:layer="layout" svg:width="8cm" svg:height="8cm" draw:transform="rotate (2.65290046303088) translate (11.644cm 13.4cm)">
          <text:p/>
          <draw:enhanced-geometry draw:mirror-vertical="false" draw:mirror-horizontal="true" draw:glue-point-type="segments" draw:type="mso-spt100" draw:modifiers="-88.5695205189879 -117.97887823021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5" draw:text-style-name="P1" draw:layer="layout" svg:width="-0.735cm" svg:height="-0.458cm" svg:x="11.967cm" svg:y="11.91cm" svg:viewBox="0 0 -736 -459" draw:points="0,459 601,0 736,310">
          <text:p/>
        </draw:polygon>
        <draw:polygon draw:style-name="gr5" draw:text-style-name="P1" draw:layer="layout" svg:width="-0.735cm" svg:height="-0.458cm" svg:x="8.767cm" svg:y="11.909cm" svg:viewBox="0 0 -736 -459" draw:points="736,459 135,0 0,310">
          <text:p/>
        </draw:polygon>
        <draw:frame draw:style-name="gr4" draw:text-style-name="P4" draw:layer="layout" svg:width="1.442cm" svg:height="1.195cm" svg:x="10.6cm" svg:y="3cm">
          <draw:text-box>
            <text:p><text:span text:style-name="T2">v1</text:span></text:p>
          </draw:text-box>
        </draw:frame>
        <draw:frame draw:style-name="gr4" draw:text-style-name="P4" draw:layer="layout" svg:width="1.442cm" svg:height="1.195cm" svg:x="8.2cm" svg:y="3.001cm">
          <draw:text-box>
            <text:p><text:span text:style-name="T2">v2</text:span></text:p>
          </draw:text-box>
        </draw:frame>
        <draw:frame draw:style-name="gr4" draw:text-style-name="P4" draw:layer="layout" svg:width="1.442cm" svg:height="1.195cm" svg:x="10.8cm" svg:y="11.8cm">
          <draw:text-box>
            <text:p><text:span text:style-name="T2">v4</text:span></text:p>
          </draw:text-box>
        </draw:frame>
        <draw:frame draw:style-name="gr4" draw:text-style-name="P4" draw:layer="layout" svg:width="1.442cm" svg:height="1.195cm" svg:x="7.8cm" svg:y="11.801cm">
          <draw:text-box>
            <text:p><text:span text:style-name="T2">v3</text:span></text:p>
          </draw:text-box>
        </draw:frame>
        <draw:frame draw:style-name="gr32" draw:text-style-name="P11" draw:layer="layout" svg:width="1.442cm" svg:height="2.143cm" svg:x="13.5cm" svg:y="3.358cm">
          <draw:text-box>
            <text:p text:style-name="P10"><text:span text:style-name="T6">1</text:span></text:p>
          </draw:text-box>
        </draw:frame>
        <draw:frame draw:style-name="gr32" draw:text-style-name="P11" draw:layer="layout" svg:width="1.442cm" svg:height="2.143cm" svg:x="5.1cm" svg:y="3.258cm">
          <draw:text-box>
            <text:p text:style-name="P10"><text:span text:style-name="T6">2</text:span></text:p>
          </draw:text-box>
        </draw:frame>
        <draw:frame draw:style-name="gr32" draw:text-style-name="P11" draw:layer="layout" svg:width="1.442cm" svg:height="2.143cm" svg:x="5.1cm" svg:y="10.557cm">
          <draw:text-box>
            <text:p text:style-name="P10"><text:span text:style-name="T6">3</text:span></text:p>
          </draw:text-box>
        </draw:frame>
        <draw:frame draw:style-name="gr32" draw:text-style-name="P11" draw:layer="layout" svg:width="1.442cm" svg:height="2.143cm" svg:x="13.4cm" svg:y="10.458cm">
          <draw:text-box>
            <text:p text:style-name="P10"><text:span text:style-name="T6">4</text:span></text:p>
          </draw:text-box>
        </draw:frame>
        <draw:rect draw:style-name="gr6" draw:text-style-name="P1" draw:layer="layout" svg:width="10.6cm" svg:height="10cm" svg:x="4.7cm" svg:y="3.001cm">
          <text:p/>
        </draw:rect>
        <draw:frame draw:style-name="gr33" draw:text-style-name="P3" draw:layer="layout" svg:width="4.033cm" svg:height="1.195cm" svg:x="7.981cm" svg:y="13.94cm">
          <draw:text-box>
            <text:p text:style-name="P2"><text:span text:style-name="T1">Diagonal</text:span></text:p>
          </draw:text-box>
        </draw:frame>
        <draw:line draw:style-name="gr7" draw:text-style-name="P1" draw:layer="layout" svg:x1="10.001cm" svg:y1="32.208cm" svg:x2="10.001cm" svg:y2="40.108cm">
          <text:p/>
        </draw:line>
        <draw:frame draw:style-name="gr32" draw:text-style-name="P13" draw:layer="layout" svg:width="1.755cm" svg:height="1.508cm" svg:x="13.245cm" svg:y="15cm">
          <draw:text-box>
            <text:p text:style-name="P12"><text:span text:style-name="T7">d1</text:span></text:p>
          </draw:text-box>
        </draw:frame>
        <draw:frame draw:style-name="gr32" draw:text-style-name="P13" draw:layer="layout" svg:width="1.755cm" svg:height="1.508cm" svg:x="5cm" svg:y="15cm">
          <draw:text-box>
            <text:p text:style-name="P12"><text:span text:style-name="T7">d2</text:span></text:p>
          </draw:text-box>
        </draw:frame>
        <draw:frame draw:style-name="gr32" draw:text-style-name="P13" draw:layer="layout" svg:width="1.755cm" svg:height="1.508cm" svg:x="13.245cm" svg:y="23.5cm">
          <draw:text-box>
            <text:p text:style-name="P12"><text:span text:style-name="T7">d4</text:span></text:p>
          </draw:text-box>
        </draw:frame>
        <draw:frame draw:style-name="gr32" draw:text-style-name="P13" draw:layer="layout" svg:width="1.755cm" svg:height="1.508cm" svg:x="5cm" svg:y="23.5cm">
          <draw:text-box>
            <text:p text:style-name="P12"><text:span text:style-name="T7">d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21-12-21T13:43:30.30</meta:creation-date>
    <dc:date>2023-02-19T12:37:14.59</dc:date>
    <dc:creator>Karl Hartinger</dc:creator>
    <meta:editing-duration>P1DT5H58M27S</meta:editing-duration>
    <meta:editing-cycles>36</meta:editing-cycles>
    <meta:generator>OpenOffice/4.1.13$Win32 OpenOffice.org_project/4113m1$Build-9810</meta:generator>
    <meta:document-statistic meta:object-count="74"/>
  </office:meta>
</office:document-meta>
</file>